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736b0" officeooo:paragraph-rsid="000736b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736b0" officeooo:paragraph-rsid="000b367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736b0" officeooo:paragraph-rsid="003ae17a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5381a4" officeooo:paragraph-rsid="005381a4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bold" officeooo:rsid="000736b0" officeooo:paragraph-rsid="000736b0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c568a" officeooo:paragraph-rsid="000c568a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0293b" officeooo:paragraph-rsid="00115325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a85e2" officeooo:paragraph-rsid="000a85e2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c568a" officeooo:paragraph-rsid="000c568a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3ae17a" officeooo:paragraph-rsid="003ae17a" style:font-size-asian="12pt" style:font-weight-asian="bold" style:font-size-complex="12pt" style:font-weight-complex="bold"/>
    </style:style>
    <style:style style:name="T1" style:family="text">
      <style:text-properties officeooo:rsid="000773e5"/>
    </style:style>
    <style:style style:name="T2" style:family="text">
      <style:text-properties officeooo:rsid="000b3677"/>
    </style:style>
    <style:style style:name="T3" style:family="text">
      <style:text-properties officeooo:rsid="0018de95"/>
    </style:style>
    <style:style style:name="T4" style:family="text">
      <style:text-properties officeooo:rsid="002085c2"/>
    </style:style>
    <style:style style:name="T5" style:family="text">
      <style:text-properties officeooo:rsid="00227eb0"/>
    </style:style>
    <style:style style:name="T6" style:family="text">
      <style:text-properties officeooo:rsid="003ae17a"/>
    </style:style>
    <style:style style:name="T7" style:family="text">
      <style:text-properties officeooo:rsid="003fe760"/>
    </style:style>
    <style:style style:name="T8" style:family="text">
      <style:text-properties officeooo:rsid="00401e81"/>
    </style:style>
    <style:style style:name="T9" style:family="text">
      <style:text-properties officeooo:rsid="00411d28"/>
    </style:style>
    <style:style style:name="T10" style:family="text">
      <style:text-properties officeooo:rsid="00428907"/>
    </style:style>
    <style:style style:name="T11" style:family="text">
      <style:text-properties officeooo:rsid="00441dd7"/>
    </style:style>
    <style:style style:name="T12" style:family="text">
      <style:text-properties officeooo:rsid="00446120"/>
    </style:style>
    <style:style style:name="T13" style:family="text">
      <style:text-properties officeooo:rsid="0047ec78"/>
    </style:style>
    <style:style style:name="T14" style:family="text">
      <style:text-properties officeooo:rsid="00482012"/>
    </style:style>
    <style:style style:name="T15" style:family="text">
      <style:text-properties officeooo:rsid="004d7a9e"/>
    </style:style>
    <style:style style:name="T16" style:family="text">
      <style:text-properties officeooo:rsid="004fa76e"/>
    </style:style>
    <style:style style:name="T17" style:family="text">
      <style:text-properties officeooo:rsid="00254265"/>
    </style:style>
    <style:style style:name="T18" style:family="text">
      <style:text-properties officeooo:rsid="0051ecec"/>
    </style:style>
    <style:style style:name="T19" style:family="text">
      <style:text-properties officeooo:rsid="005381a4"/>
    </style:style>
    <style:style style:name="T20" style:family="text">
      <style:text-properties officeooo:rsid="00566df1"/>
    </style:style>
    <style:style style:name="T21" style:family="text">
      <style:text-properties officeooo:rsid="0057e410"/>
    </style:style>
    <style:style style:name="T22" style:family="text">
      <style:text-properties officeooo:rsid="0058a6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SSAD BİRİSİNİ KAÇIRIRSA BU ŞEKİLDE BULACAKSINIZ</text:p>
      <text:p text:style-name="P1"/>
      <text:p text:style-name="P1">“ PART 1”</text:p>
      <text:p text:style-name="P4"/>
      <text:p text:style-name="P5">Mossad Ailenizden, çevrenizden <text:span text:style-name="T18">ya da herhangi</text:span> birisini kaçırırsa onu bu şekilde bulacaksınız. Kaçırılan kişi hangi ülkede kaçırıldıysa PARA, VATANDAŞLIK VE GÜVENLİK yazısını o ülkedeki her yere yayacaksınız. <text:span text:style-name="T19">Bu mossadın insanları kaçırıp götürdüğü hapishanelerin bulunması içinde geçerlidir. </text:span><text:span text:style-name="T20">DERSİNİZE İYİ ÇALIŞIN. Bu sizin </text:span><text:span text:style-name="T21">ZENGİN</text:span><text:span text:style-name="T20"> olma fırsatınız.</text:span></text:p>
      <text:p text:style-name="P5"/>
      <text:p text:style-name="P5"/>
      <text:p text:style-name="P1">“ PART 2”</text:p>
      <text:p text:style-name="P1"/>
      <text:p text:style-name="P5">Kaçırılan kişi hangi ülkeden kaçırıldıysa o ülkeden biri ile anlaşacaksınız. O kişi PARA, VATANDAŞLIK VE GÜVENLİK yazısını okuyacak ve <text:span text:style-name="T16">o devletin </text:span>ordu<text:span text:style-name="T16">su</text:span> ile görüşecek. O ülkenin ordusu ile görüşüp ihbar yaparken bulmasını istediğiniz <text:span text:style-name="T4">kişilerin</text:span> kaçırıldığı yer<text:span text:style-name="T5">ler</text:span>in koordinatlarını da ihbarların içinde orduya verecek. Bu şekilde kaçırılan kişi o ülkenin ordusu tarafından bulunacaktır.</text:p>
      <text:p text:style-name="P5"/>
      <text:p text:style-name="P5"/>
      <text:p text:style-name="P5"/>
      <text:p text:style-name="P1">“ PART 3”</text:p>
      <text:p text:style-name="P1"/>
      <text:p text:style-name="P5">O ülkeden anlaştığınız kişi ordudan aldığı parayı sizinle paylaşacak. Aynı zamanda sizin içinde o ülkenin ordusundan vatandaşlık ve güvenlik de alacak. O ülkeye birgün giderseniz vatandaşlık ve güvenlik işinize yarar. Bu şekilde zengin olacaksınız ve birçok ülkenin vatandaşı olacaksınız. Aynı zamanda özgür bir insan olarak yaşayacaksınız. <text:span text:style-name="T1">Bu şekilde sizin ya da Ailenizin ne </text:span><text:span text:style-name="T2">suç işlediğini</text:span><text:span text:style-name="T1"> kimse umursamayacak ve </text:span><text:span text:style-name="T2">o ülkelerin vatandaşları olarak yaşayacaksınız</text:span><text:span text:style-name="T1">.</text:span></text:p>
      <text:p text:style-name="P8"/>
      <text:p text:style-name="P8"/>
      <text:p text:style-name="P2">“ PART <text:span text:style-name="T2">4</text:span>”</text:p>
      <text:p text:style-name="P2"/>
      <text:p text:style-name="P6">Kayıp insanları bu şekilde bulup o ülkelerin vatandaşı olup zengin bir insan olarak yaşamaya çalışın. Bu şekilde mossaddan kurtulup zengin olursunuz. Aynı zamanda o ülkelerin orduları da size güvenlik verecek. Bu yüzden PARA, VATANDAŞLIK VE GÜVENLİK yazsını iyi değerlendirin. <text:span text:style-name="T8">Bu şekilde birçok ülkenin vatandaşı ola</text:span><text:span text:style-name="T9">bilirsiniz. Bunun için geç kalmayın.</text:span></text:p>
      <text:p text:style-name="P9"/>
      <text:p text:style-name="P9"/>
      <text:p text:style-name="P3">“ PART <text:span text:style-name="T6">5</text:span>”</text:p>
      <text:p text:style-name="P9"/>
      <text:p text:style-name="P10"><text:span text:style-name="T13">Mossad Ailenizi ya da başka birisini</text:span> kaçırırsa bu şekilde bulacaksınız. <text:span text:style-name="T10">Bu şekilde mossadın kaçırıp hapishanelere götürdüğü insanları </text:span><text:span text:style-name="T13">kurtaracaksınız</text:span><text:span text:style-name="T10">. Bu şekilde birçok ülkeden para </text:span><text:span text:style-name="T15">ve </text:span><text:span text:style-name="T10">güvenlik alıp mossaddan </text:span><text:span text:style-name="T11">kurtulup özgür olacaksınız. </text:span><text:span text:style-name="T14">Bu şekilde birçok ülkenin vatandaşı olacaksınız.</text:span><text:span text:style-name="T11"> </text:span><text:span text:style-name="T12">İhbarlarınız için geç kalmayın. </text:span></text:p>
      <text:p text:style-name="P9"/>
      <text:p text:style-name="P7">CİNLERİNİZ <text:span text:style-name="T16">HAVADAKİ</text:span> TO<text:span text:style-name="T16">S</text:span> TANESİ ŞEKLİNE GİRİP <text:span text:style-name="T3">GELSİNLER VE</text:span> BU YAZILARI OKUSUN. <text:span text:style-name="T17">BU ŞEKİLDE CİNLERİNİZ GÖRÜNMEZ OL</text:span><text:span text:style-name="T7">ACAK</text:span><text:span text:style-name="T1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3:49:03.266164842</meta:creation-date>
    <dc:date>2022-06-08T06:30:20.278472557</dc:date>
    <meta:editing-duration>PT1H21M35S</meta:editing-duration>
    <meta:editing-cycles>56</meta:editing-cycles>
    <meta:generator>LibreOffice/7.2.6.2$Linux_X86_64 LibreOffice_project/20$Build-2</meta:generator>
    <meta:document-statistic meta:table-count="0" meta:image-count="0" meta:object-count="0" meta:page-count="1" meta:paragraph-count="12" meta:word-count="284" meta:character-count="2074" meta:non-whitespace-character-count="1801"/>
  </office:meta>
</office:document-meta>
</file>